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nar Hall</text:p>
      <text:p text:style-name="P1">ASTR 535</text:p>
      <text:p text:style-name="P1">Homework due 1/22</text:p>
      <text:p text:style-name="P1"/>
      <text:p text:style-name="P1"/>
      <text:p text:style-name="P1">1. This file will be in my github repository. </text:p>
      <text:p text:style-name="P1"/>
      <text:p text:style-name="P1"/>
      <text:p text:style-name="P1">2.</text:p>
      <text:p text:style-name="P1"><text:s/>i) NM01 is a program by Dr. Chanover to use her Acousto-Optic Imaging Camera (a guest instrument) <text:tab/>to map <text:tab/>Jupiter's cloud stucture in support of the Juno mission, which will arrive at Jupiter later this year. </text:p>
      <text:p text:style-name="P1"/>
      <text:p text:style-name="P1"><text:tab/>NM02 is our class trip to APO during which we will be trained to use the facility. </text:p>
      <text:p text:style-name="P1"/>
      <text:p text:style-name="P1"><text:tab/>NM03 is another program by Dr. Chanover using ARCTIC to observe the occultation of a bright <text:tab/>transneptunian Cold Classical binary called Sila-Nunam, which will allow for the determination of their <text:tab/>relative albedos and the albedo variation on their surfaces. In this case, the transit will be almost exactly <text:tab/>edge-on as seen from Earth, which is rare for this object, so this program is time-sensitive. <text:s/></text:p>
      <text:p text:style-name="P1"/>
      <text:p text:style-name="P1"><text:tab/>NM04 is a program by Carlos and Dr. Walterbos using ARCTIC (and SPICAM if necessary) to image <text:tab/>edge-on galaxies in H-alpha using one of Dr. Walterbos's filters. The goal is to use these images to <text:tab/>study star formation in the target galaxies, which can be compared to data from the VLA to better <text:tab/>understand the radio emission seen in the galaxies. </text:p>
      <text:p text:style-name="P1"/>
      <text:p text:style-name="P1"><text:tab/>NM05 is a program by Dr. Dmitry Bizyaev using DIS to obtain spectra of unusual "superthin" edge-on <text:tab/>galaxies located far from cosmic filaments in very empty regions of space. These rare galaxies have lots <text:tab/>of dark matter and little star formation, making them very useful for understanding how environmental <text:tab/>conditions affect galaxy evolution. The data taken for this program will provide rotation curves of these <text:tab/>galaxies, which indicate how dark matter is distributed. </text:p>
      <text:p text:style-name="P1"/>
      <text:p text:style-name="P1"><text:tab/>NM06 is another program by Dr. Bizyaev using NICFPS to get NIR images of galaxies in support of the <text:tab/>program from NM05 and the MaNGA program. The goal is to contrain the thicknesses of galactic disks <text:tab/>to take these into consideration when modeling rotation curves. </text:p>
      <text:p text:style-name="P1"/>
      <text:p text:style-name="P1"><text:tab/>NM07 is a program by Dr. Kaike Pan with some collaborators in China using ARCES to obtain spectra of <text:tab/>several bright stars from the LAMOST LEGUE survey, which probes the structure of the Galactic halo <text:tab/>and disk. The data from this program will help the group evaluate the quality of stellar parameters from <text:tab/>the LEGUE pipeline. </text:p>
      <text:p text:style-name="P1"/>
      <text:p text:style-name="P1"><text:tab/>NM08 is a program by Dr. Kinemuchi using ARCTIC during small bits of time throughout the quarter (a <text:tab/>filler program) to observe the variable star population of the Ursa Minor dwarf spheroidal galaxy. This <text:tab/>data can provide information about the epochs of star formation in the galaxy. </text:p>
      <text:p text:style-name="P1"/>
      <text:p text:style-name="P1"/>
      <text:p text:style-name="P1"/>
      <text:p text:style-name="P1">ii) The images show a map of cloud cover over APO to help users determine whether or not the sky is clear <text:tab/>enough to get data. Several images taken at different times are displayed together, allowing users to <text:tab/>figure out if clouds are heading toward APO and how fast they might be approaching, which helps them <text:tab/>decide whether they have time to get data before clouds roll in (or, if there are currently clouds <text:tab/>overhead, if they'll move soon enough that data can still be taken during that half-night). </text:p>
      <text:p text:style-name="P1"/>
      <text:p text:style-name="P1"><text:tab/>The Sky History graphs show sky counts and the standard deviation in those counts over time. The Sky <text:tab/>Level graph shows the sky brightness so that users can take this into account during data rediction. The <text:tab/>Sky Standard Deviation graph shows the spread in the sky level (in other words, how non-uniform the <text:tab/>sky brightness is) and is important for photometry - if there's very little standard deviation in the sky level, <text:tab/>then conditions are photometric, but if there's too much variation in the sky level, photometry can't be <text:tab/>performed. </text:p>
      <text:p text:style-name="P1"><text:tab/></text:p>
      <text:p text:style-name="P1"/>
      <text:p text:style-name="P1"><text:soft-page-break/></text:p>
      <text:p text:style-name="P1">iii) First of all, I thought it was pretty neat that I was able to find documentation of the times I've used APO: </text:p>
      <text:p text:style-name="P1"><text:tab/>http://35m-schedule.apo.nmsu.edu/2013-06-27.1/proposals/CU01.txt is when I went up to APO with my <text:tab/>ASTR 3520 (Observation and Instrumentation II) class at CU, and </text:p>
      <text:p text:style-name="P1"><text:tab/>http://35m-schedule.apo.nmsu.edu/2013-09-08.1/proposals/CU05.txt is a proposal I wrote myself to use <text:tab/>APO remotely to look for signs of possible AGN feedback in a galaxy cluster with an unusual <text:tab/>temperature-luminosity relationship as observed in the x-ray regime. </text:p>
      <text:p text:style-name="P1"><text:tab/></text:p>
      <text:p text:style-name="P1"><text:tab/>I was surprised to find that there's a user interface for SDSS. I always thought that the same people ran <text:tab/>it all the time and that you had to just download data from the SDSS database rather than being able to <text:tab/>actually use it with TUI and whatnot. Does that mean that the 2.5m telescope can be used for things <text:tab/>other than SDSS, or what? </text:p>
      <text:p text:style-name="P1"/>
      <text:p text:style-name="P1"><text:tab/>I also noticed that the mid-IR all-sky cloud camera is an SDSS instrument, which I never knew before. </text:p>
      <text:p text:style-name="P1"/>
      <text:p text:style-name="P1"><text:tab/>Apparently, ARCSAT will start using queue mode soon. Cool! </text:p>
      <text:p text:style-name="P1"/>
      <text:p text:style-name="P1"><text:tab/>I had never heard of GIFS (the Goddard IFS and Imager) before checking out the website. Apparently <text:tab/>it's an imager/imaging spectrograph for the 3.5m designed by Goddard, and it can do coronagraphic <text:tab/>imaging (so the 3.5m can still be used during the day, right?). What does IFS mean? I think the I must be <text:tab/>for "imaging" and the S must be for "spectrograph," but I'm not sure what the F might be. </text:p>
      <text:p text:style-name="P1"/>
      <text:p text:style-name="P1"/>
      <text:p text:style-name="P1"/>
      <text:p text:style-name="P1">iv) My housing request has been submitted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2" meta:paragraph-count="25" meta:word-count="843" meta:character-count="5020"/>
    <dc:date>2016-01-22T11:21:05</dc:date>
    <dc:creator>Amber Hall</dc:creator>
    <meta:generator>OpenOffice.org/3.2$Linux OpenOffice.org_project/320m12$Build-9483</meta:generator>
  </office:meta>
</office:document-meta>
</file>